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2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97%"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65%"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97%" fo:text-align="justify" style:justify-single-word="false" style:writing-mode="lr-tb"/>
    </style:style>
    <style:style style:name="P5" style:family="paragraph" style:parent-style-name="Text_20_body" style:list-style-name="L1">
      <loext:graphic-properties draw:fill="none" draw:fill-color="#ffffff"/>
      <style:paragraph-properties fo:margin-left="0.0445in" fo:margin-right="0in" fo:margin-top="0in" fo:margin-bottom="0in" loext:contextual-spacing="false" fo:line-height="165%" fo:text-indent="0in"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6" style:family="paragraph" style:parent-style-name="Text_20_body">
      <style:paragraph-properties fo:margin-left="0.0445in" fo:margin-right="0in" fo:text-indent="0in" style:auto-text-indent="false"/>
    </style:style>
    <style:style style:name="T1" style:family="text">
      <style:text-properties officeooo:rsid="000a04dc"/>
    </style:style>
    <style:style style:name="T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3" style:family="text">
      <style:text-properties officeooo:rsid="000bf6d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36c01dd-9c49-d20d-8546-e95126d8de9c"/>Motivations demande chambre secrétariat</text:p>
      <text:list xml:id="list2360973126" text:style-name="L1">
        <text:list-item>
          <text:p text:style-name="P5">KAP: Louvain-li-Nux</text:p>
        </text:list-item>
        <text:list-item>
          <text:p text:style-name="P5">Adresse: 12 rue Constantin Meunier, 1348 Louvain-la-Neuve</text:p>
        </text:list-item>
        <text:list-item>
          <text:p text:style-name="P5">Chambre concernée: 12/001</text:p>
        </text:list-item>
      </text:list>
      <text:p text:style-name="P6"/>
      <text:p text:style-name="P2">Bonjour Madame, Monsieur,</text:p>
      <text:p text:style-name="Text_20_body"/>
      <text:p text:style-name="P2">Nous sommes le kot à projet Louvain-li-Nux dont le projet est la promotion du logiciel libre et de sa philosophie sur le site de l'UCL.</text:p>
      <text:p text:style-name="P2">Nous avons eu la chance de disposer d’une chambre secrétariat depuis le second quadrimestre de l’année académique 2014-2015 et produisons ici la demande pour en disposer également l’année prochaine.</text:p>
      <text:p text:style-name="P2">Dans le cadre de ce projet, nous avons besoin d'une importante quantité de matériel informatique, <text:span text:style-name="T1">qui nous est utile pour plusieurs de nos activités.</text:span></text:p>
      <text:p text:style-name="P4"><text:span text:style-name="T2">Nous avons donc 70 ordinateurs fonctionnels, tous modèles confondus (tours compactes, tours "traditionnelles" et portables), une trentaine de moniteurs et d'autres matériels divers.</text:span></text:p>
      <text:p text:style-name="P2">Notre kot comporte 10 chambres et nous avons actuellement formé une nouvelle équipe de 9 personnes. Nous aimerions utiliser la chambre vacante comme secrétariat pour plusieurs choses :</text:p>
      <text:p text:style-name="Text_20_body"/>
      <text:p text:style-name="P2">1) Déposer ce matériel qui sans chambre encombrerait notre communautaire, empêcherait le travail du personnel de nettoyage, nous exposerait à des risques de vols (vols dont nous avons déjà fait les frais il y a <text:span text:style-name="T1">quatre</text:span> ans. En effet, la baie vitrée rend ce matériel visible depuis l'extérieur). De plus, chaque lundi, nous organisons des permanences dans ce même communautaire, permanences qui peuvent régulièrement accueillir jusque 20 personnes durant la soirée, en plus des membres du kot. Il est difficile de les accueillir de façon optimale lorsqu’une partie du communautaire est encombrée par quelques mètres cubes de matériel et de câbles. De plus, en cas de grande affluence, cela nous permet de l'utiliser en complément du communautaire.</text:p>
      <text:p text:style-name="P2">2) En parallèle du point précédent, cette chambre secrétariat nous permet d'étendre la place dont nous disposons pour ces permanences et d'améliorer les services proposés, notamment en mettant en place un système de dépôt de PC plus sécurisé.</text:p>
      <text:p text:style-name="P2"><text:soft-page-break/>3) <text:span text:style-name="T1">Nous organisons </text:span>le reconditionnement <text:span text:style-name="T1">de PCs </text:span>(basé sur des logiciels libres et open sources) et le prêt de ce matériel pour les kots à projet en tant que nouvelle composante à notre propre projet. Ce prêt permet d'aider les autres kots dans leurs projets respectifs, leur donnant une base matérielle, entre autre, pour leur organisation. Nous pensons que la chambre secrétariat est essentielle pour son bon déroulement. En effet, ce projet, en plus du matériel que nous disposons déjà, nécessite une place pour organiser, classer et administrer les prêts.</text:p>
      <text:p text:style-name="P4"/>
      <text:p text:style-name="P2">Nous vous remercions de tout l'intérêt que vous portez à notre requête et sommes bien sûr à votre disposition pour tout complément d'information.</text:p>
      <text:p text:style-name="Text_20_body"/>
      <text:p text:style-name="P2">Bien à vous,</text:p>
      <text:p text:style-name="P2">l'équipe du Louvain-li-Nux.</text:p>
      <text:p text:style-name="Text_20_body"/>
      <text:p text:style-name="P3">Responsable 201<text:span text:style-name="T3">7</text:span>-201<text:span text:style-name="T3">8</text:span> : <text:span text:style-name="T3">Gaëtan Cassiers, gaetan.cassiers@student.uclouvain.b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1:29:03.810532369</meta:creation-date>
    <dc:date>2017-04-23T21:41:18.202636505</dc:date>
    <meta:editing-duration>PT1M44S</meta:editing-duration>
    <meta:editing-cycles>1</meta:editing-cycles>
    <meta:document-statistic meta:table-count="0" meta:image-count="0" meta:object-count="0" meta:page-count="2" meta:paragraph-count="17" meta:word-count="431" meta:character-count="2820" meta:non-whitespace-character-count="2409"/>
    <meta:generator>LibreOffice/5.3.2.2$Linux_X86_64 LibreOffice_project/30m0$Build-2</meta:generator>
  </office:meta>
</office:document-meta>
</file>